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pitch="variable"/>
    <style:font-face style:name="Avenir" svg:font-family="Aveni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11111" draw:textarea-horizontal-align="justify" draw:textarea-vertical-align="middle" draw:auto-grow-height="false" fo:min-height="7.37cm" fo:min-width="7.12cm"/>
    </style:style>
    <style:style style:name="gr2" style:family="graphic" style:parent-style-name="standard">
      <style:graphic-properties draw:stroke="none" draw:fill-color="#666666" draw:textarea-horizontal-align="justify" draw:textarea-vertical-align="middle" draw:auto-grow-height="false" fo:min-height="7.37cm" fo:min-width="7.12cm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fo:min-height="4.83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4.619cm" draw:shadow="hidden"/>
    </style:style>
    <style:style style:name="gr5" style:family="graphic" style:parent-style-name="standard">
      <style:graphic-properties draw:stroke="none" svg:stroke-width="0.053cm" svg:stroke-color="#ffffff" draw:marker-start-width="0.28cm" draw:marker-end-width="0.28cm" draw:fill="solid" draw:fill-color="#ffcc00" draw:textarea-horizontal-align="center" draw:textarea-vertical-align="middle" fo:min-height="4.83cm" fo:padding-top="0.152cm" fo:padding-bottom="0.152cm" fo:padding-left="0.277cm" fo:padding-right="0.277cm" draw:shadow="hidden"/>
    </style:style>
    <style:style style:name="gr6" style:family="graphic" style:parent-style-name="standard">
      <style:graphic-properties draw:stroke="none" svg:stroke-color="#000000" draw:fill="solid" draw:fill-color="#ffcc00" draw:textarea-horizontal-align="center" draw:textarea-vertical-align="middle" fo:min-height="4.83cm" draw:shadow="hidden"/>
    </style:style>
    <style:style style:name="gr7" style:family="graphic" style:parent-style-name="standard">
      <style:graphic-properties draw:stroke="none" svg:stroke-color="#000000" draw:fill="none" draw:fill-color="#ffffff" fo:min-height="3.502cm"/>
    </style:style>
    <style:style style:name="gr8" style:family="graphic" style:parent-style-name="standard">
      <style:graphic-properties draw:stroke="none" svg:stroke-color="#000000" draw:fill="none" draw:fill-color="#ffffff" fo:min-height="4.83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style:font-name="American Typewriter" fo:font-size="96pt"/>
    </style:style>
    <style:style style:name="P4" style:family="paragraph">
      <loext:graphic-properties draw:fill="solid" draw:fill-color="#000000"/>
      <style:paragraph-properties fo:text-align="center"/>
      <style:text-properties style:font-name="Avenir" fo:font-size="96pt" fo:font-style="normal" fo:text-shadow="none" fo:font-weight="bold"/>
    </style:style>
    <style:style style:name="P5" style:family="paragraph">
      <loext:graphic-properties draw:fill="solid" draw:fill-color="#ffcc00"/>
      <style:paragraph-properties fo:text-align="center"/>
      <style:text-properties style:font-name="American Typewriter" fo:font-size="96pt"/>
    </style:style>
    <style:style style:name="P6" style:family="paragraph">
      <loext:graphic-properties draw:fill="none" draw:fill-color="#ffffff"/>
      <style:text-properties fo:color="#ffcc00" style:font-name="American Typewriter" fo:font-size="86pt" fo:font-weight="normal"/>
    </style:style>
    <style:style style:name="P7" style:family="paragraph">
      <loext:graphic-properties draw:fill="none" draw:fill-color="#ffffff"/>
      <style:text-properties style:font-name="American Typewriter" fo:font-size="86pt" fo:font-weight="normal"/>
    </style:style>
    <style:style style:name="P8" style:family="paragraph">
      <style:paragraph-properties fo:text-align="center"/>
      <style:text-properties fo:font-size="80pt"/>
    </style:style>
    <style:style style:name="P9" style:family="paragraph">
      <loext:graphic-properties draw:fill="none" draw:fill-color="#ffffff"/>
      <style:paragraph-properties fo:text-align="center"/>
      <style:text-properties fo:color="#ffcc00" style:font-name="American Typewriter" fo:font-size="80pt" fo:font-weight="normal"/>
    </style:style>
    <style:style style:name="T1" style:family="text">
      <style:text-properties fo:color="#ffcc00" style:font-name="American Typewriter" fo:font-size="86pt" fo:font-weight="normal"/>
    </style:style>
    <style:style style:name="T2" style:family="text">
      <style:text-properties style:font-name="American Typewriter" fo:font-size="86pt" fo:font-weight="normal"/>
    </style:style>
    <style:style style:name="T3" style:family="text">
      <style:text-properties fo:color="#ffcc00" style:font-name="American Typewriter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7.6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7.62cm" svg:x="0cm" svg:y="7.62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3" draw:layer="layout" svg:width="1.898cm" svg:height="5.018cm" svg:x="2.051cm" svg:y="1.331cm" svg:viewBox="0 0 1899 5019" svg:d="M718 1017c0-366-94-549-282-549-51 0-90 5-116 15-59 14-108 22-149 22-48 0-88-24-121-71s-50-105-50-174c0-173 81-260 243-260 22 0 48 2 77 7l293 52c110 20 224 30 342 30 114 0 239-12 375-37l249-45c29-5 55-7 77-7 162 0 243 87 243 260 0 69-17 127-50 174s-74 71-121 71c-37 0-87-8-149-22-26-10-65-15-116-15-188 0-282 183-282 549v2977c0 372 94 557 282 557 29 0 68-5 116-15 70-15 119-22 149-22 114 0 171 79 171 238 0 178-81 267-243 267-7 0-20 0-39 0-14-5-27-8-38-8l-287-59c-96-20-197-30-304-30-155 0-293 13-414 37l-254 52c-7 0-20 3-39 8-18 0-33 0-44 0-158 0-237-89-237-267 0-159 57-238 171-238 19 0 68 5 149 15 41 15 79 22 116 22 188 0 282-185 282-557z">
            <text:p/>
          </draw:path>
          <draw:path draw:style-name="gr4" draw:text-style-name="P3" draw:layer="layout" svg:width="1.984cm" svg:height="4.996cm" draw:transform="rotate (1.5707963267949) translate (1.26973107212413cm 5.62714699108331cm)" svg:viewBox="0 0 1985 4997" svg:d="M787 3252l-14-2143c-4-252-21-419-52-503s-92-126-183-126c-33 0-80 7-142 19s-109 18-142 18c-127 0-190-86-190-258 0-173 60-259 181-259 39 0 100 6 183 18 83 13 147 19 193 19 104 0 191-5 259-15 101-15 163-22 186-22 72 0 116 32 132 96 13 44 20 121 20 229 0 15-2 74-5 178-17 527-25 1005-25 1434v835c0 152 2 357 5 613 7 311 10 515 10 614 3 340 78 510 225 510 36 0 90-6 161-19 72-12 126-18 162-18 156 0 234 86 234 258 0 173-71 259-215 259-55 0-107-5-156-15-274-54-483-81-626-81-144 0-320 22-528 67-118 24-201 37-250 37-140 0-210-89-210-267 0-172 80-258 240-258 49 0 99 7 151 22 78 10 127 15 147 15 114 0 184-68 210-204 26-135 39-486 39-1053z">
            <text:p/>
          </draw:path>
          <draw:path draw:style-name="gr3" draw:text-style-name="P3" draw:layer="layout" svg:width="0.895cm" svg:height="5.079cm" svg:x="4.326cm" svg:y="1.27cm" svg:viewBox="0 0 896 5080" svg:d="M444 5080c-124 0-229-44-315-133s-129-195-129-320 43-231 129-320 191-133 315-133 231 44 319 133 133 195 133 320-45 231-133 320-195 133-319 133zM193 1986l-14-791c0-197-5-420-14-670-5-38-7-84-7-136 0-259 100-389 301-389 205 0 308 139 308 417 0 53-3 101-7 144-5 24-12 235-22 634l-21 777v1353c0 167-3 271-8 309-19 134-69 209-150 223-29 5-65 7-108 7-172 0-258-120-258-360z">
            <text:p/>
          </draw:path>
          <draw:path draw:style-name="gr4" draw:text-style-name="P4" draw:layer="layout" svg:width="1.981cm" svg:height="5.001cm" draw:transform="rotate (-1.5707963267949) translate (6.35026850644238cm 2.05469473151064cm)" svg:viewBox="0 0 1982 5002" svg:d="M0 385c0 76 24 139 73 187 48 48 111 73 188 73 80 0 138-20 173-58s62-80 80-125c19-45 35-86 51-125 15-38 41-57 77-57 37 0 60 15 68 45s13 58 13 85c0 103-4 205-10 305-7 99-10 201-10 304v2944c0 126 8 251 25 374 16 124 50 234 100 333 50 98 123 178 218 239 96 62 222 93 379 93 60 0 123-7 188-20 66-13 126-35 181-65s100-69 136-118c35-48 52-107 52-177 0-77-25-140-75-190s-114-75-191-75c-80 0-138 19-173 58-35 38-62 80-80 125-19 45-34 86-48 125-13 38-37 57-70 57-27 0-46-9-58-27-12-19-20-40-25-65s-7-50-5-75 3-46 3-63c0-86 3-171 10-255 6-83 10-168 10-254v-2529c0-93 0-194 2-302s-1-217-7-325c-7-108-23-212-48-312s-64-189-118-265c-53-77-125-138-216-183-90-45-204-67-341-67-57 0-118 7-183 22s-126 38-181 68-100 69-135 117c-35 49-53 108-53 178z">
            <text:p/>
          </draw:path>
        </draw:g>
        <draw:path draw:style-name="gr5" draw:text-style-name="P5" draw:layer="layout" svg:width="5.08cm" svg:height="5.079cm" svg:x="8.89cm" svg:y="1.27cm" svg:viewBox="0 0 5081 5080" svg:d="M1499 1078c0-366-94-549-282-549-51 0-90 5-116 15-59 15-108 22-149 22-48 0-88-23-121-70s-50-106-50-175c0-173 81-260 243-260 22 0 48 3 77 8l293 52c110 19 224 29 342 29 114 0 239-12 375-37l249-44c29-5 55-8 77-8 162 0 243 87 243 260 0 69-17 128-50 175s-73 70-121 70c-37 0-87-7-149-22-26-10-65-15-116-15-188 0-282 183-282 549v409h1279l-5-292c0-197-5-420-15-670-4-38-7-84-7-136 0-259 100-389 301-389 205 0 308 139 308 417 0 53-2 101-7 144-5 24-12 235-21 634l-9 292h275c103 0 205 4 305 11 100 6 202 10 305 10 26 0 55-5 85-13s45-31 45-68-19-62-58-78c-38-15-80-31-125-50-45-18-86-45-125-80-38-35-57-93-57-173 0-77 24-140 72-188 49-49 111-73 188-73 70 0 129 17 177 53 48 35 88 80 118 135s52 116 67 181 23 126 23 183c0 137-23 251-68 341-45 91-106 162-182 216-77 53-165 93-265 118s-204 41-312 48c-109 6-217 9-325 7-54-1-106-1-156-2v1092c101-2 177-3 226-3 340-3 510-78 510-225 0-35-6-89-19-161-12-72-18-125-18-161 0-157 86-235 258-235 173 0 259 72 259 215 0 56-5 108-15 157-54 273-81 482-81 626 0 143 22 319 67 528 24 117 37 200 37 249 0 140-89 210-267 210-172 0-258-79-258-239 0-49 7-100 22-152 10-78 15-127 15-147 0-114-68-184-204-210-87-17-266-28-535-34-1 27-3 46-4 59-19 134-69 209-151 223-28 5-64 7-107 7-156 0-241-98-256-294l-1290 9v477c0 371 94 556 282 556 29 0 68-5 116-14 70-15 119-23 149-23 114 0 171 79 171 238 0 178-81 267-243 267h-39c-14-5-27-7-38-7l-287-60c-96-20-197-29-304-29-154 0-292 12-414 37l-254 52c-7 0-20 2-38 7h-44c-159 0-238-89-238-267 0-159 57-238 171-238 19 0 68 5 149 15 41 15 79 22 116 22 188 0 282-185 282-556v-474l-390 3c-252 3-419 20-503 51s-126 92-126 183c0 33 7 80 19 142s18 109 18 142c0 127-86 191-258 191-173 0-259-61-259-181 0-39 6-100 18-184 13-83 19-147 19-193 0-104-5-190-15-259-15-101-22-163-22-186 0-71 32-115 96-132 44-13 121-19 229-19 15 0 74 1 178 5 354 11 686 18 996 21v-1101h-401c-87 0-172-4-255-10-83-7-168-10-255-10-16 0-37-1-62-3s-50 0-75 5-47 13-65 25-28 31-28 58c0 33 20 57 58 70s80 29 125 48c45 18 86 45 125 80 38 35 57 93 57 173 0 77-25 141-75 191s-113 75-190 75c-70 0-129-17-177-53-48-35-87-80-117-135s-52-115-65-181c-14-65-20-128-20-188 0-157 30-283 92-379 62-95 142-168 240-218s209-84 332-100c124-17 248-26 375-26h381zM1962 3169h810c125 0 284-1 478-3v-1101h-1288zM3501 5080c-124 0-230-44-316-133s-129-195-129-320 43-231 129-320 192-133 316-133 230 44 319 133c88 89 132 195 132 320s-44 231-132 320c-89 89-195 133-319 133z">
          <text:p/>
        </draw:path>
        <draw:path draw:style-name="gr6" draw:text-style-name="P5" draw:layer="layout" svg:width="5.08cm" svg:height="5.079cm" svg:x="1.27cm" svg:y="8.89cm" svg:viewBox="0 0 5081 5080" svg:d="M1499 1078c0-366-94-549-282-549-51 0-90 5-116 15-59 15-108 22-149 22-48 0-88-23-121-70s-50-106-50-175c0-173 81-260 243-260 22 0 48 3 77 8l293 52c110 19 224 29 342 29 114 0 239-12 375-37l249-44c29-5 55-8 77-8 162 0 243 87 243 260 0 69-17 128-50 175s-73 70-121 70c-37 0-87-7-149-22-26-10-65-15-116-15-188 0-282 183-282 549v409h1279l-5-292c0-197-5-420-15-670-4-38-7-84-7-136 0-259 100-389 301-389 205 0 308 139 308 417 0 53-2 101-7 144-5 24-12 235-21 634l-9 292h275c103 0 205 4 305 11 100 6 202 10 305 10 26 0 55-5 85-13s45-31 45-68-19-62-58-78c-38-15-80-31-125-50-45-18-86-45-125-80-38-35-57-93-57-173 0-77 24-140 72-188 49-49 111-73 188-73 70 0 129 17 177 53 48 35 88 80 118 135s52 116 67 181 23 126 23 183c0 137-23 251-68 341-45 91-106 162-182 216-77 53-165 93-265 118s-204 41-312 48c-109 6-217 9-325 7-54-1-106-1-156-2v1092c101-2 177-3 226-3 340-3 510-78 510-225 0-35-6-89-19-161-12-72-18-125-18-161 0-157 86-235 258-235 173 0 259 72 259 215 0 56-5 108-15 157-54 273-81 482-81 626 0 143 22 319 67 528 24 117 37 200 37 249 0 140-89 210-267 210-172 0-258-79-258-239 0-49 7-100 22-152 10-78 15-127 15-147 0-114-68-184-204-210-87-17-266-28-535-34-1 27-3 46-4 59-19 134-69 209-151 223-28 5-64 7-107 7-156 0-241-98-256-294l-1290 9v477c0 371 94 556 282 556 29 0 68-5 116-14 70-15 119-23 149-23 114 0 171 79 171 238 0 178-81 267-243 267h-39c-14-5-27-7-38-7l-287-60c-96-20-197-29-304-29-154 0-292 12-414 37l-254 52c-7 0-20 2-38 7h-44c-159 0-238-89-238-267 0-159 57-238 171-238 19 0 68 5 149 15 41 15 79 22 116 22 188 0 282-185 282-556v-474l-390 3c-252 3-419 20-503 51s-126 92-126 183c0 33 7 80 19 142s18 109 18 142c0 127-86 191-258 191-173 0-259-61-259-181 0-39 6-100 18-184 13-83 19-147 19-193 0-104-5-190-15-259-15-101-22-163-22-186 0-71 32-115 96-132 44-13 121-19 229-19 15 0 74 1 178 5 354 11 686 18 996 21v-1101h-401c-87 0-172-4-255-10-83-7-168-10-255-10-16 0-37-1-62-3s-50 0-75 5-47 13-65 25-28 31-28 58c0 33 20 57 58 70s80 29 125 48c45 18 86 45 125 80 38 35 57 93 57 173 0 77-25 141-75 191s-113 75-190 75c-70 0-129-17-177-53-48-35-87-80-117-135s-52-115-65-181c-14-65-20-128-20-188 0-157 30-283 92-379 62-95 142-168 240-218s209-84 332-100c124-17 248-26 375-26h381zM1962 3169h810c125 0 284-1 478-3v-1101h-1288zM3501 5080c-124 0-230-44-316-133s-129-195-129-320 43-231 129-320 192-133 316-133 230 44 319 133c88 89 132 195 132 320s-44 231-132 320c-89 89-195 133-319 133z">
          <text:p/>
        </draw:path>
        <draw:path draw:style-name="gr6" draw:text-style-name="P5" draw:layer="layout" svg:width="5.08cm" svg:height="5.079cm" svg:x="8.89cm" svg:y="8.89cm" svg:viewBox="0 0 5081 5080" svg:d="M1499 1078c0-366-94-549-282-549-51 0-90 5-116 15-59 15-108 22-149 22-48 0-88-23-121-70s-50-106-50-175c0-173 81-260 243-260 22 0 48 3 77 8l293 52c110 19 224 29 342 29 114 0 239-12 375-37l249-44c29-5 55-8 77-8 162 0 243 87 243 260 0 69-17 128-50 175s-73 70-121 70c-37 0-87-7-149-22-26-10-65-15-116-15-188 0-282 183-282 549v409h1279l-5-292c0-197-5-420-15-670-4-38-7-84-7-136 0-259 100-389 301-389 205 0 308 139 308 417 0 53-2 101-7 144-5 24-12 235-21 634l-9 292h275c103 0 205 4 305 11 100 6 202 10 305 10 26 0 55-5 85-13s45-31 45-68-19-62-58-78c-38-15-80-31-125-50-45-18-86-45-125-80-38-35-57-93-57-173 0-77 24-140 72-188 49-49 111-73 188-73 70 0 129 17 177 53 48 35 88 80 118 135s52 116 67 181 23 126 23 183c0 137-23 251-68 341-45 91-106 162-182 216-77 53-165 93-265 118s-204 41-312 48c-109 6-217 9-325 7-54-1-106-1-156-2v1092c101-2 177-3 226-3 340-3 510-78 510-225 0-35-6-89-19-161-12-72-18-125-18-161 0-157 86-235 258-235 173 0 259 72 259 215 0 56-5 108-15 157-54 273-81 482-81 626 0 143 22 319 67 528 24 117 37 200 37 249 0 140-89 210-267 210-172 0-258-79-258-239 0-49 7-100 22-152 10-78 15-127 15-147 0-114-68-184-204-210-87-17-266-28-535-34-1 27-3 46-4 59-19 134-69 209-151 223-28 5-64 7-107 7-156 0-241-98-256-294l-1290 9v477c0 371 94 556 282 556 29 0 68-5 116-14 70-15 119-23 149-23 114 0 171 79 171 238 0 178-81 267-243 267h-39c-14-5-27-7-38-7l-287-60c-96-20-197-29-304-29-154 0-292 12-414 37l-254 52c-7 0-20 2-38 7h-44c-159 0-238-89-238-267 0-159 57-238 171-238 19 0 68 5 149 15 41 15 79 22 116 22 188 0 282-185 282-556v-474l-390 3c-252 3-419 20-503 51s-126 92-126 183c0 33 7 80 19 142s18 109 18 142c0 127-86 191-258 191-173 0-259-61-259-181 0-39 6-100 18-184 13-83 19-147 19-193 0-104-5-190-15-259-15-101-22-163-22-186 0-71 32-115 96-132 44-13 121-19 229-19 15 0 74 1 178 5 354 11 686 18 996 21v-1101h-401c-87 0-172-4-255-10-83-7-168-10-255-10-16 0-37-1-62-3s-50 0-75 5-47 13-65 25-28 31-28 58c0 33 20 57 58 70s80 29 125 48c45 18 86 45 125 80 38 35 57 93 57 173 0 77-25 141-75 191s-113 75-190 75c-70 0-129-17-177-53-48-35-87-80-117-135s-52-115-65-181c-14-65-20-128-20-188 0-157 30-283 92-379 62-95 142-168 240-218s209-84 332-100c124-17 248-26 375-26h381zM1962 3169h810c125 0 284-1 478-3v-1101h-1288zM3501 5080c-124 0-230-44-316-133s-129-195-129-320 43-231 129-320 192-133 316-133 230 44 319 133c88 89 132 195 132 320s-44 231-132 320c-89 89-195 133-319 133z">
          <text:p/>
        </draw:path>
      </draw:page>
      <draw:page draw:name="page2" draw:style-name="dp1" draw:master-page-name="Default">
        <draw:g>
          <draw:path draw:style-name="gr3" draw:text-style-name="P3" draw:layer="layout" svg:width="1.898cm" svg:height="5.018cm" svg:x="2.051cm" svg:y="1.331cm" svg:viewBox="0 0 1899 5019" svg:d="M718 1017c0-366-94-549-282-549-51 0-90 5-116 15-59 14-108 22-149 22-48 0-88-24-121-71s-50-105-50-174c0-173 81-260 243-260 22 0 48 2 77 7l293 52c110 20 224 30 342 30 114 0 239-12 375-37l249-45c29-5 55-7 77-7 162 0 243 87 243 260 0 69-17 127-50 174s-74 71-121 71c-37 0-87-8-149-22-26-10-65-15-116-15-188 0-282 183-282 549v2977c0 372 94 557 282 557 29 0 68-5 116-15 70-15 119-22 149-22 114 0 171 79 171 238 0 178-81 267-243 267-7 0-20 0-39 0-14-5-27-8-38-8l-287-59c-96-20-197-30-304-30-155 0-293 13-414 37l-254 52c-7 0-20 3-39 8-18 0-33 0-44 0-158 0-237-89-237-267 0-159 57-238 171-238 19 0 68 5 149 15 41 15 79 22 116 22 188 0 282-185 282-557z">
            <text:p/>
          </draw:path>
          <draw:path draw:style-name="gr4" draw:text-style-name="P3" draw:layer="layout" svg:width="1.984cm" svg:height="4.996cm" draw:transform="rotate (1.5707963267949) translate (1.26973107212413cm 5.62714699108331cm)" svg:viewBox="0 0 1985 4997" svg:d="M787 3252l-14-2143c-4-252-21-419-52-503s-92-126-183-126c-33 0-80 7-142 19s-109 18-142 18c-127 0-190-86-190-258 0-173 60-259 181-259 39 0 100 6 183 18 83 13 147 19 193 19 104 0 191-5 259-15 101-15 163-22 186-22 72 0 116 32 132 96 13 44 20 121 20 229 0 15-2 74-5 178-17 527-25 1005-25 1434v835c0 152 2 357 5 613 7 311 10 515 10 614 3 340 78 510 225 510 36 0 90-6 161-19 72-12 126-18 162-18 156 0 234 86 234 258 0 173-71 259-215 259-55 0-107-5-156-15-274-54-483-81-626-81-144 0-320 22-528 67-118 24-201 37-250 37-140 0-210-89-210-267 0-172 80-258 240-258 49 0 99 7 151 22 78 10 127 15 147 15 114 0 184-68 210-204 26-135 39-486 39-1053z">
            <text:p/>
          </draw:path>
          <draw:path draw:style-name="gr3" draw:text-style-name="P3" draw:layer="layout" svg:width="0.895cm" svg:height="5.079cm" svg:x="4.326cm" svg:y="1.27cm" svg:viewBox="0 0 896 5080" svg:d="M444 5080c-124 0-229-44-315-133s-129-195-129-320 43-231 129-320 191-133 315-133 231 44 319 133 133 195 133 320-45 231-133 320-195 133-319 133zM193 1986l-14-791c0-197-5-420-14-670-5-38-7-84-7-136 0-259 100-389 301-389 205 0 308 139 308 417 0 53-3 101-7 144-5 24-12 235-22 634l-21 777v1353c0 167-3 271-8 309-19 134-69 209-150 223-29 5-65 7-108 7-172 0-258-120-258-360z">
            <text:p/>
          </draw:path>
          <draw:path draw:style-name="gr4" draw:text-style-name="P4" draw:layer="layout" svg:width="1.981cm" svg:height="5.001cm" draw:transform="rotate (-1.5707963267949) translate (6.35026850644238cm 2.05469473151064cm)" svg:viewBox="0 0 1982 5002" svg:d="M0 385c0 76 24 139 73 187 48 48 111 73 188 73 80 0 138-20 173-58s62-80 80-125c19-45 35-86 51-125 15-38 41-57 77-57 37 0 60 15 68 45s13 58 13 85c0 103-4 205-10 305-7 99-10 201-10 304v2944c0 126 8 251 25 374 16 124 50 234 100 333 50 98 123 178 218 239 96 62 222 93 379 93 60 0 123-7 188-20 66-13 126-35 181-65s100-69 136-118c35-48 52-107 52-177 0-77-25-140-75-190s-114-75-191-75c-80 0-138 19-173 58-35 38-62 80-80 125-19 45-34 86-48 125-13 38-37 57-70 57-27 0-46-9-58-27-12-19-20-40-25-65s-7-50-5-75 3-46 3-63c0-86 3-171 10-255 6-83 10-168 10-254v-2529c0-93 0-194 2-302s-1-217-7-325c-7-108-23-212-48-312s-64-189-118-265c-53-77-125-138-216-183-90-45-204-67-341-67-57 0-118 7-183 22s-126 38-181 68-100 69-135 117c-35 49-53 108-53 178z">
            <text:p/>
          </draw:path>
        </draw:g>
        <draw:path draw:style-name="gr6" draw:text-style-name="P5" draw:layer="layout" svg:width="5.08cm" svg:height="5.079cm" svg:x="8.89cm" svg:y="8.89cm" svg:viewBox="0 0 5081 5080" svg:d="M1499 1078c0-366-94-549-282-549-51 0-90 5-116 15-59 15-108 22-149 22-48 0-88-23-121-70s-50-106-50-175c0-173 81-260 243-260 22 0 48 3 77 8l293 52c110 19 224 29 342 29 114 0 239-12 375-37l249-44c29-5 55-8 77-8 162 0 243 87 243 260 0 69-17 128-50 175s-73 70-121 70c-37 0-87-7-149-22-26-10-65-15-116-15-188 0-282 183-282 549v409h1279l-5-292c0-197-5-420-15-670-4-38-7-84-7-136 0-259 100-389 301-389 205 0 308 139 308 417 0 53-2 101-7 144-5 24-12 235-21 634l-9 292h275c103 0 205 4 305 11 100 6 202 10 305 10 26 0 55-5 85-13s45-31 45-68-19-62-58-78c-38-15-80-31-125-50-45-18-86-45-125-80-38-35-57-93-57-173 0-77 24-140 72-188 49-49 111-73 188-73 70 0 129 17 177 53 48 35 88 80 118 135s52 116 67 181 23 126 23 183c0 137-23 251-68 341-45 91-106 162-182 216-77 53-165 93-265 118s-204 41-312 48c-109 6-217 9-325 7-54-1-106-1-156-2v1092c101-2 177-3 226-3 340-3 510-78 510-225 0-35-6-89-19-161-12-72-18-125-18-161 0-157 86-235 258-235 173 0 259 72 259 215 0 56-5 108-15 157-54 273-81 482-81 626 0 143 22 319 67 528 24 117 37 200 37 249 0 140-89 210-267 210-172 0-258-79-258-239 0-49 7-100 22-152 10-78 15-127 15-147 0-114-68-184-204-210-87-17-266-28-535-34-1 27-3 46-4 59-19 134-69 209-151 223-28 5-64 7-107 7-156 0-241-98-256-294l-1290 9v477c0 371 94 556 282 556 29 0 68-5 116-14 70-15 119-23 149-23 114 0 171 79 171 238 0 178-81 267-243 267h-39c-14-5-27-7-38-7l-287-60c-96-20-197-29-304-29-154 0-292 12-414 37l-254 52c-7 0-20 2-38 7h-44c-159 0-238-89-238-267 0-159 57-238 171-238 19 0 68 5 149 15 41 15 79 22 116 22 188 0 282-185 282-556v-474l-390 3c-252 3-419 20-503 51s-126 92-126 183c0 33 7 80 19 142s18 109 18 142c0 127-86 191-258 191-173 0-259-61-259-181 0-39 6-100 18-184 13-83 19-147 19-193 0-104-5-190-15-259-15-101-22-163-22-186 0-71 32-115 96-132 44-13 121-19 229-19 15 0 74 1 178 5 354 11 686 18 996 21v-1101h-401c-87 0-172-4-255-10-83-7-168-10-255-10-16 0-37-1-62-3s-50 0-75 5-47 13-65 25-28 31-28 58c0 33 20 57 58 70s80 29 125 48c45 18 86 45 125 80 38 35 57 93 57 173 0 77-25 141-75 191s-113 75-190 75c-70 0-129-17-177-53-48-35-87-80-117-135s-52-115-65-181c-14-65-20-128-20-188 0-157 30-283 92-379 62-95 142-168 240-218s209-84 332-100c124-17 248-26 375-26h381zM1962 3169h810c125 0 284-1 478-3v-1101h-1288zM3501 5080c-124 0-230-44-316-133s-129-195-129-320 43-231 129-320 192-133 316-133 230 44 319 133c88 89 132 195 132 320s-44 231-132 320c-89 89-195 133-319 133z">
          <text:p/>
        </draw:path>
      </draw:page>
      <draw:page draw:name="page3" draw:style-name="dp1" draw:master-page-name="Default">
        <draw:g>
          <draw:path draw:style-name="gr3" draw:text-style-name="P3" draw:layer="layout" svg:width="0.949cm" svg:height="2.509cm" svg:x="1.661cm" svg:y="1.301cm" svg:viewBox="0 0 950 2510" svg:d="M359 509c0-183-47-275-141-275-25 0-45 3-58 8-29 7-54 11-74 11-24 0-44-12-61-36-16-23-25-52-25-87 0-86 41-130 122-130 11 0 24 1 38 4l147 26c55 10 112 15 171 15 57 0 119-6 187-19l125-22c14-3 27-4 38-4 81 0 122 44 122 130 0 35-9 64-25 87-17 24-37 36-61 36-18 0-43-4-74-11-13-5-33-8-58-8-94 0-141 92-141 275v1488c0 186 47 279 141 279 14 0 34-3 58-8 35-7 59-11 74-11 57 0 86 40 86 119 0 89-41 134-122 134-3 0-10 0-19 0-7-3-14-4-19-4l-144-30c-48-10-98-15-152-15-77 0-146 7-207 19l-127 26c-3 0-10 1-19 4-9 0-17 0-22 0-79 0-119-45-119-134 0-79 29-119 86-119 9 0 34 3 74 8 21 7 40 11 58 11 94 0 141-93 141-279z">
            <text:p/>
          </draw:path>
          <draw:path draw:style-name="gr4" draw:text-style-name="P3" draw:layer="layout" svg:width="0.992cm" svg:height="2.498cm" draw:transform="rotate (1.5707963267949) translate (1.26986553606207cm 3.44857349554166cm)" svg:viewBox="0 0 993 2499" svg:d="M394 1626l-7-1071c-2-126-11-210-26-252-16-42-46-63-92-63-16 0-40 4-71 10s-54 9-71 9c-63 0-95-43-95-129 0-87 30-130 91-130 19 0 50 3 91 9 42 7 74 10 97 10 52 0 95-3 129-8 51-7 82-11 93-11 36 0 58 16 66 48 7 22 10 61 10 115 0 7-1 37-2 89-9 263-13 502-13 717v417c0 76 1 179 3 307 3 155 5 257 5 307 1 170 39 255 112 255 18 0 45-3 81-10 36-6 63-9 81-9 78 0 117 43 117 129 0 87-36 130-108 130-27 0-53-3-78-8-137-27-241-40-313-40s-160 11-264 33c-59 12-100 19-125 19-70 0-105-45-105-134 0-86 40-129 120-129 25 0 50 4 76 11 39 5 63 8 73 8 57 0 92-34 105-102s20-243 20-527z">
            <text:p/>
          </draw:path>
          <draw:path draw:style-name="gr3" draw:text-style-name="P3" draw:layer="layout" svg:width="0.447cm" svg:height="2.539cm" svg:x="2.798cm" svg:y="1.27cm" svg:viewBox="0 0 448 2540" svg:d="M222 2540c-62 0-114-22-157-66-43-45-65-98-65-160 0-63 22-116 65-160 43-45 95-67 157-67s116 22 160 67c44 44 66 97 66 160 0 62-22 115-66 160-44 44-98 66-160 66zM97 993l-7-395c0-99-3-210-7-335-3-19-4-42-4-68 0-130 50-195 151-195 102 0 154 70 154 209 0 26-2 50-4 72-2 12-6 117-11 317l-10 388v677c0 83-2 135-4 154-10 67-35 105-75 112-15 2-33 3-54 3-86 0-129-60-129-180z">
            <text:p/>
          </draw:path>
          <draw:path draw:style-name="gr4" draw:text-style-name="P4" draw:layer="layout" svg:width="0.99cm" svg:height="2.5cm" draw:transform="rotate (-1.5707963267949) translate (3.81013425322119cm 1.66234736575532cm)" svg:viewBox="0 0 991 2501" svg:d="M0 193c0 38 12 69 36 93s56 37 94 37c40 0 69-10 87-29 17-19 31-40 40-63 9-22 18-43 26-62 7-19 20-29 38-29 19 0 30 8 34 23s6 29 6 42c0 52-2 103-5 153-3 49-5 100-5 152v1472c0 63 4 125 13 187 8 62 25 117 50 166s61 89 109 120 111 46 189 46c30 0 62-3 94-10 33-6 63-17 91-32 27-15 50-35 68-59 17-24 26-54 26-89 0-38-13-70-38-95s-57-37-95-37c-40 0-69 9-87 29-17 19-31 40-40 62-9 23-17 43-24 63-6 19-18 28-35 28-13 0-23-4-29-13-6-10-10-20-12-33-3-12-4-25-3-37 1-13 2-23 2-32 0-43 1-85 5-127 3-42 5-84 5-127v-1265c0-46 0-97 1-151s-1-108-4-162-11-106-24-156c-12-50-32-95-59-133-26-38-62-69-108-91-45-23-101-34-170-34-28 0-59 4-91 11-33 7-63 19-91 34-27 15-50 35-67 59-18 24-27 54-27 89z">
            <text:p/>
          </draw:path>
        </draw:g>
        <draw:path draw:style-name="gr6" draw:text-style-name="P5" draw:layer="layout" svg:width="2.54cm" svg:height="2.539cm" svg:x="1.269cm" svg:y="8.89cm" svg:viewBox="0 0 2541 2540" svg:d="M750 539c0-183-47-274-141-274-26 0-45 2-58 7-30 8-54 11-75 11-24 0-44-11-60-35-17-23-25-53-25-87 0-87 40-130 121-130 11 0 24 1 39 4l146 26c55 9 112 14 171 14 57 0 120-6 188-18l124-22c15-3 28-4 39-4 81 0 121 43 121 130 0 34-8 64-25 87-16 24-36 35-60 35-19 0-44-3-75-11-13-5-32-7-58-7-94 0-141 91-141 274v205h640l-3-146c0-99-2-210-7-335-2-19-4-42-4-68 0-130 50-195 151-195 102 0 154 70 154 209 0 26-1 50-4 72-2 12-6 117-10 317l-5 146h138c51 0 102 2 152 5s101 5 153 5c13 0 27-2 42-6s23-16 23-34c0-19-10-31-29-39s-40-16-63-25c-22-9-43-23-62-40-19-18-29-47-29-87 0-38 12-70 36-94 25-24 56-36 94-36 35 0 65 8 89 26s44 40 59 68c15 27 26 58 33 90 8 33 12 63 12 92 0 68-12 125-34 170-23 46-53 81-91 108-39 27-83 47-133 59-50 13-102 21-156 24s-108 5-162 4c-27-1-53-1-78-1v546c50-1 88-2 113-2 170-1 255-39 255-112 0-18-3-45-10-81-6-36-9-62-9-80 0-79 43-118 129-118 87 0 130 36 130 108 0 28-3 54-8 78-27 137-40 241-40 313s11 160 33 264c12 59 19 100 19 125 0 70-45 105-134 105-86 0-129-40-129-120 0-24 4-50 11-76 5-39 8-63 8-73 0-57-34-92-102-105-44-9-133-14-268-17 0 13-1 23-2 29-9 67-34 105-75 112-14 2-32 3-54 3-78 0-120-49-128-147l-645 5v238c0 186 47 278 141 278 15 0 34-2 58-7 35-7 60-11 75-11 57 0 85 39 85 119 0 89-40 133-121 133h-20c-7-2-13-3-19-3l-143-30c-48-10-99-15-152-15-77 0-146 6-207 19l-127 26c-4 0-10 1-19 3h-22c-80 0-119-44-119-133 0-80 28-119 85-119 10 0 34 2 75 7 20 8 39 11 58 11 94 0 141-92 141-278v-237l-195 2c-126 1-210 10-252 25-42 16-63 46-63 92 0 16 4 40 10 71s9 54 9 71c0 63-43 95-129 95-87 0-130-30-130-90 0-20 3-50 9-92 7-42 10-74 10-97 0-52-3-95-8-129-7-51-11-82-11-93 0-36 16-58 48-66 22-7 61-10 115-10 7 0 37 1 89 3 177 5 343 9 498 10v-550h-201c-43 0-86-2-127-5-42-4-84-5-128-5-8 0-18-1-31-2-12-1-25 0-37 3-13 2-24 6-33 12s-14 16-14 29c0 17 10 29 29 35 19 7 40 15 63 24 22 9 43 23 62 40 19 18 29 47 29 87 0 38-13 70-38 95s-56 38-95 38c-35 0-64-9-88-27-24-17-44-40-59-67-15-28-26-58-32-91-7-32-10-64-10-94 0-78 15-141 46-189s71-84 120-109 104-42 166-50c62-9 124-13 187-13h191zM981 1585h405c63 0 142-1 239-2v-550h-644zM1751 2540c-62 0-115-22-158-66-43-45-65-98-65-160 0-63 22-116 65-160 43-45 96-67 158-67s115 22 159 67c44 44 66 97 66 160 0 62-22 115-66 160-44 44-97 66-159 66z">
          <text:p/>
        </draw:path>
        <draw:frame draw:style-name="gr7" draw:text-style-name="P6" draw:layer="layout" svg:width="11.007cm" svg:height="3.752cm" svg:x="3.809cm" svg:y="7.985cm">
          <draw:text-box>
            <text:p><text:span text:style-name="T1">predef</text:span></text:p>
          </draw:text-box>
        </draw:frame>
        <draw:frame draw:style-name="gr7" draw:text-style-name="P7" draw:layer="layout" svg:width="11.007cm" svg:height="3.752cm" svg:x="3.809cm" svg:y="0.335cm">
          <draw:text-box>
            <text:p><text:span text:style-name="T2">predef</text:span></text:p>
          </draw:text-box>
        </draw:frame>
      </draw:page>
      <draw:page draw:name="page4" draw:style-name="dp1" draw:master-page-name="Default">
        <draw:path draw:style-name="gr6" draw:text-style-name="P5" draw:layer="layout" svg:width="8.89cm" svg:height="8.888cm" svg:x="3.174cm" svg:y="1.27cm" svg:viewBox="0 0 8891 8889" svg:d="M2623 1886c0-640-164-960-493-960-90 0-158 8-203 26-104 26-189 38-261 38-84 0-154-40-212-122s-87-186-87-306c0-303 141-455 425-455 38 0 84 5 135 14l512 91c193 33 392 50 599 50 199 0 418-21 656-64l436-77c51-9 96-14 135-14 283 0 425 152 425 455 0 120-30 224-88 306s-128 122-212 122c-64 0-152-12-260-38-46-18-114-26-203-26-329 0-494 320-494 960v716h2238l-8-511c0-345-9-735-27-1172-7-67-12-147-12-238 0-454 175-681 527-681 359 0 539 243 539 730 0 92-4 176-12 252-9 42-21 411-37 1109l-16 511h481c181 0 359 7 534 19 175 11 354 18 534 18 45 0 96-9 149-23 52-14 78-54 78-119s-33-108-101-136c-67-27-140-55-219-88-79-31-150-79-219-140-66-61-99-163-99-303 0-134 42-245 126-329 85-85 194-127 329-127 122 0 225 29 309 92 84 62 154 140 207 237 52 96 91 203 117 316 26 114 40 221 40 321 0 239-40 439-119 596-79 160-185 284-318 378-135 93-289 163-464 207s-357 72-546 84c-191 10-380 16-569 12-94-2-185-2-273-3v1910c177-3 310-5 396-5 595-5 892-136 892-394 0-61-10-155-33-281-21-126-31-219-31-282 0-275 150-411 451-411 303 0 453 126 453 376 0 98-9 189-26 275-94 477-142 843-142 1095 0 250 39 558 117 924 42 205 65 350 65 436 0 245-155 367-467 367-301 0-451-138-451-418 0-86 12-175 38-266 18-136 26-222 26-257 0-200-119-322-357-368-152-29-465-49-936-59-2 47-5 80-7 103-33 235-121 366-264 390-49 9-112 13-187 13-273 0-422-172-448-515l-2258 16v835c0 649 165 973 494 973 51 0 119-9 203-25 122-26 208-40 260-40 200 0 300 138 300 416 0 312-142 467-425 467h-69c-24-8-47-12-66-12l-502-105c-168-35-345-51-532-51-270 0-511 21-725 65l-444 91c-13 0-35 4-67 12h-77c-278 0-416-155-416-467 0-278 99-416 299-416 33 0 119 9 261 26 71 26 138 39 203 39 329 0 493-324 493-973v-830l-682 5c-441 6-734 35-881 90-147 54-220 161-220 320 0 58 12 140 33 248 21 109 32 191 32 249 0 222-151 334-452 334-303 0-453-107-453-317 0-68 10-175 31-322 23-145 34-257 34-337 0-182-9-333-27-454-26-176-38-285-38-325 0-124 56-201 168-231 77-23 212-33 401-33 26 0 129 1 311 8 620 20 1201 32 1743 37v-1926h-702c-152 0-301-7-446-18-145-12-294-17-446-17-28 0-65-2-109-6-43-3-87 0-131 9s-82 23-114 44c-31 21-49 54-49 101 0 58 35 100 102 123 66 23 140 51 219 84 78 31 150 79 218 140 67 61 100 163 100 302 0 135-44 247-131 335-88 87-198 131-333 131-122 0-225-30-309-93-84-61-153-140-205-236-53-96-91-201-114-317-24-113-35-224-35-329 0-274 53-495 161-663 109-166 249-294 420-381 172-88 366-147 581-175 217-30 434-46 656-46h667zM3433 5545h1418c218 0 497-1 836-5v-1926h-2254zM6126 8889c-217 0-402-77-553-232-150-156-225-341-225-560s75-404 225-560c151-156 336-233 553-233s403 77 559 233c154 156 231 341 231 560s-77 404-231 560c-156 155-342 232-559 232z">
          <text:p/>
        </draw:path>
        <draw:frame draw:style-name="gr8" draw:text-style-name="P9" draw:layer="layout" svg:width="15.24cm" svg:height="5.08cm" svg:x="0cm" svg:y="10.16cm">
          <draw:text-box>
            <text:p text:style-name="P8"><text:span text:style-name="T3">predef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pitch="variable"/>
    <style:font-face style:name="Avenir" svg:font-family="Aveni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8:18:03.761685000</meta:creation-date>
    <dc:date>2019-08-07T08:31:08.655570180</dc:date>
    <meta:editing-duration>PT11H54M59S</meta:editing-duration>
    <meta:editing-cycles>12</meta:editing-cycles>
    <meta:generator>LibreOffice/6.1.5.2$MacOSX_X86_64 LibreOffice_project/90f8dcf33c87b3705e78202e3df5142b201bd805</meta:generator>
    <meta:document-statistic meta:object-count="26"/>
  </office:meta>
</office:document-meta>
</file>